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D64E0781E7D99FD4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fill="none" draw:fill-color="#729fcf" draw:opacity="1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 draw:opacity="1%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19.648cm" svg:x="4.1cm" svg:y="0.153cm">
          <draw:image xlink:href="Pictures/100002010000012C000001D64E0781E7D99FD4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5T13:12:12.439000000</meta:creation-date>
    <dc:date>2020-10-05T13:23:00.721000000</dc:date>
    <meta:editing-duration>PT38S</meta:editing-duration>
    <meta:editing-cycles>1</meta:editing-cycles>
    <meta:document-statistic meta:object-count="1"/>
    <meta:generator>LibreOffice/5.3.6.1$Windows_x86 LibreOffice_project/686f202eff87ef707079aeb7f485847613344eb7</meta:generator>
  </office:meta>
</office:document-meta>
</file>